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1.35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="Linienspitzen_20_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25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fill-color="#dddddd" draw:opacity="40%"/>
      <style:paragraph-properties fo:text-align="center"/>
    </style:style>
    <style:style style:name="P9" style:family="paragraph">
      <loext:graphic-properties draw:opacity="0%"/>
      <style:paragraph-properties fo:text-align="center" style:writing-mode="lr-tb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5cm" svg:y1="0.6cm" svg:x2="7.1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1.5cm" draw:transform="rotate (1.5707963267949) translate (5.4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5.5cm" svg:y2="3.1cm">
          <text:p/>
        </draw:line>
        <draw:line draw:style-name="gr6" draw:text-style-name="P1" draw:layer="layout" svg:x1="5.5cm" svg:y1="3.1cm" svg:x2="5.5cm" svg:y2="0.85cm">
          <text:p/>
        </draw:line>
        <draw:line draw:style-name="gr6" draw:text-style-name="P1" draw:layer="layout" svg:x1="6.8cm" svg:y1="3.1cm" svg:x2="6.8cm" svg:y2="0.85cm">
          <text:p/>
        </draw:line>
        <draw:line draw:style-name="gr6" draw:text-style-name="P1" draw:layer="layout" svg:x1="6.8cm" svg:y1="3.1cm" svg:x2="7.1cm" svg:y2="3.1cm">
          <text:p/>
        </draw:line>
        <draw:custom-shape draw:style-name="gr13" draw:text-style-name="P7" draw:layer="layout" svg:width="2cm" svg:height="0.75cm" svg:x="5.15cm" svg:y="0.85cm">
          <text:p text:style-name="P6"><text:span text:style-name="T3">50Ω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cm" svg:height="0.351cm" svg:x="13.4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201cm" svg:height="4cm" draw:transform="skewX (-0.00122173047639603) translate (8.7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9.25cm" svg:y1="3.1cm" svg:x2="8.25cm" svg:y2="3.1cm">
          <text:p/>
        </draw:line>
        <draw:line draw:style-name="gr10" draw:text-style-name="P1" draw:layer="layout" svg:x1="10.25cm" svg:y1="0.6cm" svg:x2="8.25cm" svg:y2="0.6cm">
          <text:p/>
        </draw:line>
        <draw:custom-shape draw:style-name="gr16" draw:text-style-name="P11" draw:layer="layout" svg:width="1.85cm" svg:height="1.3cm" svg:x="9.15cm" svg:y="1.6cm">
          <text:p text:style-name="P10"><text:span text:style-name="T5">50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5cm" svg:y1="0.294cm" svg:x2="10.25cm" svg:y2="0.917cm">
          <text:p/>
        </draw:line>
        <draw:line draw:style-name="gr9" draw:text-style-name="P1" draw:layer="layout" svg:x1="10.5cm" svg:y1="0.294cm" svg:x2="10.5cm" svg:y2="0.917cm">
          <text:p/>
        </draw:line>
        <draw:custom-shape draw:style-name="gr17" draw:text-style-name="P7" draw:layer="layout" svg:width="2.45cm" svg:height="0.75cm" svg:x="9.15cm" svg:y="0.85cm">
          <text:p text:style-name="P6"><text:span text:style-name="T3">100n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9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25cm" svg:y1="0.494cm" svg:x2="9.25cm" svg:y2="1.55cm">
          <text:p/>
        </draw:line>
        <draw:custom-shape draw:style-name="gr18" draw:text-style-name="P7" draw:layer="layout" svg:width="1.25cm" svg:height="0.5cm" draw:transform="rotate (1.5707963267949) translate (9.0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5cm" svg:y1="0.6cm" svg:x2="13.4cm" svg:y2="0.6cm">
          <text:p/>
        </draw:line>
        <draw:custom-shape draw:style-name="gr19" draw:text-style-name="P7" draw:layer="layout" svg:width="1.55cm" svg:height="0.4cm" svg:x="9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25cm" svg:y1="3.1cm" svg:x2="9.25cm" svg:y2="2.8cm">
          <text:p/>
        </draw:line>
        <draw:line draw:style-name="gr9" draw:text-style-name="P1" draw:layer="layout" svg:x1="7.647cm" svg:y1="0.277cm" svg:x2="7.647cm" svg:y2="0.9cm">
          <text:p/>
        </draw:line>
        <draw:line draw:style-name="gr9" draw:text-style-name="P1" draw:layer="layout" svg:x1="7.897cm" svg:y1="0.277cm" svg:x2="7.897cm" svg:y2="0.9cm">
          <text:p/>
        </draw:line>
        <draw:custom-shape draw:style-name="gr13" draw:text-style-name="P7" draw:layer="layout" svg:width="2cm" svg:height="0.75cm" svg:x="6.79cm" svg:y="0.829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97cm" svg:y1="0.596cm" svg:x2="8.25cm" svg:y2="0.596cm">
          <text:p/>
        </draw:line>
        <draw:line draw:style-name="gr20" draw:text-style-name="P1" draw:layer="layout" svg:x1="7.04cm" svg:y1="0.596cm" svg:x2="7.64cm" svg:y2="0.596cm">
          <text:p/>
        </draw:line>
        <draw:line draw:style-name="gr6" draw:text-style-name="P1" draw:layer="layout" svg:x1="13.4cm" svg:y1="2.85cm" svg:x2="13.4cm" svg:y2="0.35cm">
          <text:p/>
        </draw:line>
        <draw:line draw:style-name="gr6" draw:text-style-name="P1" draw:layer="layout" svg:x1="14.4cm" svg:y1="1.6cm" svg:x2="13.4cm" svg:y2="0.35cm">
          <text:p/>
        </draw:line>
        <draw:line draw:style-name="gr6" draw:text-style-name="P1" draw:layer="layout" svg:x1="14.4cm" svg:y1="1.6cm" svg:x2="13.4cm" svg:y2="2.85cm">
          <text:p/>
        </draw:line>
        <draw:custom-shape draw:style-name="gr21" draw:text-style-name="P7" draw:layer="layout" svg:width="0.5cm" svg:height="0.5cm" svg:x="13.9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5cm" svg:height="0.75cm" svg:x="14.3cm" svg:y="0.25cm">
          <text:p text:style-name="P6"><text:span text:style-name="T6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4cm" svg:y1="1.6cm" svg:x2="15.054cm" svg:y2="1.6cm">
          <text:p/>
        </draw:line>
        <draw:custom-shape draw:style-name="gr23" draw:text-style-name="P7" draw:layer="layout" svg:width="2.25cm" svg:height="0.75cm" svg:x="11.2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.6cm" svg:height="0.5cm" svg:x="11.5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1.7cm 0.8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5cm" svg:y1="0.6cm" svg:x2="11.7cm" svg:y2="0.6cm">
          <text:p/>
        </draw:line>
        <draw:line draw:style-name="gr6" draw:text-style-name="P1" draw:layer="layout" svg:x1="15.054cm" svg:y1="1.6cm" svg:x2="15.05cm" svg:y2="0.997cm">
          <text:p/>
        </draw:line>
        <draw:custom-shape draw:style-name="gr25" draw:text-style-name="P7" draw:layer="layout" svg:width="2.85cm" svg:height="0.75cm" svg:x="13.2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.6cm" svg:height="0.5cm" svg:x="13.5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791cm" svg:y1="3.1cm" svg:x2="6.791cm" svg:y2="0.85cm">
          <text:p/>
        </draw:line>
        <draw:line draw:style-name="gr6" draw:text-style-name="P1" draw:layer="layout" svg:x1="6.791cm" svg:y1="3.1cm" svg:x2="8.25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16.3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3T10:07:01.533000000</dc:date>
    <meta:editing-duration>PT2H27M31S</meta:editing-duration>
    <meta:editing-cycles>19</meta:editing-cycles>
    <meta:generator>LibreOffice/7.4.0.3$Windows_X86_64 LibreOffice_project/f85e47c08ddd19c015c0114a68350214f7066f5a</meta:generator>
    <meta:document-statistic meta:object-count="54"/>
  </office:meta>
</office:document-meta>
</file>